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20000000201924C25996B7DFD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paragraph-rsid="0001e9f5"/>
    </style:style>
    <style:style style:name="P2" style:family="paragraph" style:parent-style-name="Heading_20_1">
      <style:paragraph-properties fo:text-align="center" style:justify-single-word="false"/>
    </style:style>
    <style:style style:name="P3" style:family="paragraph" style:parent-style-name="Heading_20_1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P4" style:family="paragraph" style:parent-style-name="Heading_20_2">
      <style:text-properties officeooo:paragraph-rsid="0001e9f5"/>
    </style:style>
    <style:style style:name="T1" style:family="text">
      <style:text-properties officeooo:rsid="0001e9f5"/>
    </style:style>
    <style:style style:name="fr1" style:family="graphic" style:parent-style-name="Graphics">
      <style:graphic-properties style:wrap="run-through" style:number-wrapped-paragraphs="no-limit"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x="3.0902in" svg:y="5.2402in" svg:width="2.3335in" svg:height="2.3335in" draw:z-index="0">
        <draw:image xlink:href="Pictures/1000020100000020000000201924C25996B7DFD7.png" xlink:type="simple" xlink:show="embed" xlink:actuate="onLoad" loext:mime-type="image/png"/>
      </draw:frame>
      <text:h text:style-name="P2" text:outline-level="1"/>
      <text:h text:style-name="P2" text:outline-level="1"/>
      <text:h text:style-name="P2" text:outline-level="1"/>
      <text:h text:style-name="P2" text:outline-level="1"/>
      <text:h text:style-name="P2" text:outline-level="1"/>
      <text:h text:style-name="P3" text:outline-level="1">XbtZmen<text:span text:style-name="T1">á</text:span>re<text:span text:style-name="T1">ň</text:span></text:h>
      <text:p text:style-name="Text_20_body"/>
      <text:p text:style-name="Text_20_body"/>
      <text:h text:style-name="Heading_20_2" text:outline-level="2"/>
      <text:p text:style-name="Text_20_body"/>
      <text:p text:style-name="Text_20_body"/>
      <text:p text:style-name="Text_20_body"/>
      <text:p text:style-name="Text_20_body"/>
      <text:h text:style-name="P4" text:outline-level="2"/>
      <text:h text:style-name="P4" text:outline-level="2"/>
      <text:h text:style-name="P4" text:outline-level="2"/>
      <text:h text:style-name="P4" text:outline-level="2"/>
      <text:h text:style-name="P4" text:outline-level="2"/>
      <text:h text:style-name="P4" text:outline-level="2"/>
      <text:p text:style-name="P1"/>
      <text:h text:style-name="P4" text:outline-level="2"><text:bookmark text:name="user-content-zhrnutie"/><text:soft-page-break/><text:span text:style-name="T1">Obsah</text:span></text:h>
      <text:h text:style-name="P4" text:outline-level="2">Zhrnutie</text:h>
      <text:p text:style-name="Text_20_body">Zámerom je založenie slovenskej burzy virtuálnych mien so službou elektronickej peňaženky.</text:p>
      <text:h text:style-name="Heading_20_2" text:outline-level="2"><text:bookmark text:name="user-content-charakteristika-podniku"/>Charakteristika podniku</text:h>
      <text:p text:style-name="Text_20_body">Podnik by mal formu s.r.o., bol by platcom DPH, činnosťou by bolo poskytovanie služieb zmenárne virtuálnej meny a poskytovanie služieb peňaženky virtuálnej meny (82a a 82b v prílohe 2 zákona 455/1991)</text:p>
      <text:h text:style-name="Heading_20_2" text:outline-level="2"><text:bookmark text:name="user-content-charakteristika-produktu"/>Charakteristika produktu</text:h>
      <text:p text:style-name="Text_20_body">Produktom pre zákazníkov by bolo čo najjednoduchšie rozhranie na obchodovanie na burze virtuálnych mien umožňujúce okamžitý nákup a predaj virtuálnych mien ako aj zadávanie objednávok na nákup a predaj za určitú cenu. Ďalšou funkcionalitou je vkladanie a výber virtuálnych mien a aj eur a to prostredníctvom bankového prevodu. Okrem toho bude zákazníkom k dispozícii automatizovaný systém tvorby portfólia Podnik bude musieť spĺňať AML legislatívu - outsourcing?</text:p>
      <text:h text:style-name="Heading_20_2" text:outline-level="2"><text:bookmark text:name="user-content-odvetvie-a-ekologizácia"/>Odvetvie a ekologizácia</text:h>
      <text:p text:style-name="Text_20_body">? Experimentálna kapitalistická technológia</text:p>
      <text:h text:style-name="Heading_20_2" text:outline-level="2"><text:bookmark text:name="user-content-marketing"/>Marketing</text:h>
      <text:p text:style-name="Text_20_body">? Multi level marketing s použitím existujúcej siete predajcov v oblasti financií ? Google ads</text:p>
      <text:h text:style-name="Heading_20_2" text:outline-level="2"><text:bookmark text:name="user-content-výroba"/>Výroba</text:h>
      <text:p text:style-name="Text_20_body">Žiadna</text:p>
      <text:h text:style-name="Heading_20_2" text:outline-level="2"><text:bookmark text:name="user-content-riadenie-podniku-ľudské-zdroje"/>Riadenie podniku, ľudské zdroje</text:h>
      <text:p text:style-name="Text_20_body">Burza si bude vyžadovať neustály dohľad správcu - market makera - ktorý bude zabezpečovať likviditu.</text:p>
      <text:h text:style-name="Heading_20_2" text:outline-level="2"><text:bookmark text:name="user-content-finančné-údaje"/>Finančné údaje</text:h>
      <text:p text:style-name="Text_20_body">Podnikanie si bude vyžadovať počiatočnú investíciu do servera - 2000 eur Ďalej mesačné výdaje: Nájom priestorov - 100 eur Internetové pripojenie - 50 eur Vedenie bankového účtu - 5 eur AML compliance - 25 eur Predpokladané mesačné príjmy: 10 zákazníkov denne každý vloží priemerne 50 eur Marža 2% = 300 eur mesačne Návratnosť: 2000 / (300 - 180) = 17 mesiacov Okrem investície do servera si bude prevádzka vyžadovať rezervy mien a to vo výške 2500 eur na menu - rezerva na 5 dní - čas potrebný na nákup ďalšej meny.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27T12:36:03.904574721</meta:creation-date>
    <dc:date>2020-12-27T13:09:17.752899839</dc:date>
    <meta:editing-duration>PT8M46S</meta:editing-duration>
    <meta:editing-cycles>2</meta:editing-cycles>
    <meta:generator>LibreOffice/6.4.6.2$Linux_X86_64 LibreOffice_project/40$Build-2</meta:generator>
    <meta:document-statistic meta:table-count="0" meta:image-count="1" meta:object-count="0" meta:page-count="2" meta:paragraph-count="18" meta:word-count="252" meta:character-count="1664" meta:non-whitespace-character-count="1430"/>
  </office:meta>
</office:document-meta>
</file>